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3.433cm" fo:min-width="6.10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9.152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34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cm" svg:height="3.048cm" svg:x="9.055cm" svg:y="6.461cm">
          <text:p text:style-name="P1">main.cpp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04cm" svg:height="3.683cm" svg:x="1.424cm" svg:y="11.957cm">
          <text:p text:style-name="P1">FUSE_Bindings.cp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726cm" svg:y1="11.957cm" svg:x2="9.055cm" svg:y2="7.985cm" draw:start-shape="id1" draw:start-glue-point="0" draw:end-shape="id2" draw:end-glue-point="3" svg:d="M4726 11957v-3972h4329" svg:viewBox="0 0 4330 3973">
          <text:p text:style-name="P1">Has a:</text:p>
        </draw:connector>
        <draw:custom-shape draw:style-name="gr4" draw:text-style-name="P1" xml:id="id3" draw:id="id3" draw:layer="layout" svg:width="9.652cm" svg:height="3.683cm" svg:x="10.079cm" svg:y="11.984cm">
          <text:p text:style-name="P1">Cloud_Storage_Base_Class.cp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135cm" svg:y1="7.985cm" svg:x2="14.905cm" svg:y2="11.984cm" draw:start-shape="id2" draw:start-glue-point="1" draw:end-shape="id3" svg:d="M14135 7985h770v3999" svg:viewBox="0 0 771 4000">
          <text:p text:style-name="P1">Vector of:</text:p>
        </draw:connector>
        <draw:custom-shape draw:style-name="gr5" draw:text-style-name="P1" xml:id="id4" draw:id="id4" draw:layer="layout" svg:width="4.849cm" svg:height="2.54cm" svg:x="-1.839cm" svg:y="18.072cm">
          <text:p text:style-name="P1">FILE_IO.cp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726cm" svg:y1="15.64cm" svg:x2="0.585cm" svg:y2="18.072cm" draw:start-shape="id1" draw:end-shape="id4" svg:d="M4726 15640v1216h-4141v1216" svg:viewBox="0 0 4142 2433">
          <text:p text:style-name="P1">Has a:</text:p>
        </draw:connector>
        <draw:custom-shape draw:style-name="gr5" draw:text-style-name="P1" xml:id="id5" draw:id="id5" draw:layer="layout" svg:width="4.849cm" svg:height="2.54cm" svg:x="8.597cm" svg:y="18.653cm">
          <text:p text:style-name="P1">Dropbox.cpp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849cm" svg:height="2.54cm" svg:x="8.597cm" svg:y="22.844cm">
          <text:p text:style-name="P1">OneDrive.cpp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849cm" svg:height="2.54cm" svg:x="15.905cm" svg:y="18.653cm">
          <text:p text:style-name="P1">GDrive.cpp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849cm" svg:height="2.54cm" svg:x="15.859cm" svg:y="22.844cm">
          <text:p text:style-name="P1">Mega.cpp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446cm" svg:y1="19.923cm" svg:x2="14.905cm" svg:y2="15.667cm" draw:start-shape="id5" draw:start-glue-point="1" draw:end-shape="id3" svg:d="M13446 19923h1459v-4256" svg:viewBox="0 0 1460 4257">
          <text:p/>
        </draw:connector>
        <draw:connector draw:style-name="gr3" draw:text-style-name="P1" draw:layer="layout" svg:x1="18.329cm" svg:y1="18.653cm" svg:x2="14.905cm" svg:y2="15.667cm" draw:start-shape="id6" draw:end-shape="id3" draw:end-glue-point="2" svg:d="M18329 18653v-1493h-3424v-1493" svg:viewBox="0 0 3425 2987">
          <text:p text:style-name="P1">Children:</text:p>
        </draw:connector>
        <draw:connector draw:style-name="gr6" draw:text-style-name="P1" xml:id="id8" draw:id="id8" draw:layer="layout" svg:x1="13.446cm" svg:y1="24.114cm" svg:x2="14.905cm" svg:y2="15.667cm" draw:start-shape="id7" draw:start-glue-point="1" draw:end-shape="id3" draw:end-glue-point="2" svg:d="M13446 24114h1459v-8447" svg:viewBox="0 0 1460 8448">
          <text:p/>
        </draw:connector>
        <draw:connector draw:style-name="gr6" draw:text-style-name="P1" draw:layer="layout" svg:x1="14.905cm" svg:y1="24.114cm" svg:x2="14.905cm" svg:y2="24.114cm" draw:start-shape="id8" draw:start-glue-point="0" draw:end-shape="id8" draw:end-glue-point="0" svg:d="M14905 24114z" svg:viewBox="0 0 1 1">
          <text:p/>
        </draw:connector>
        <draw:connector draw:style-name="gr6" draw:text-style-name="P1" draw:layer="layout" svg:x1="15.859cm" svg:y1="24.114cm" svg:x2="14.905cm" svg:y2="15.667cm" draw:start-shape="id9" draw:start-glue-point="3" draw:end-shape="id3" svg:d="M15859 24114h-954v-8447" svg:viewBox="0 0 955 8448">
          <text:p/>
        </draw:connector>
        <draw:connector draw:style-name="gr7" draw:text-style-name="P2" draw:layer="layout" draw:type="line" svg:x1="8.028cm" svg:y1="13.798cm" svg:x2="10.079cm" svg:y2="13.825cm" draw:start-shape="id1" draw:start-glue-point="1" draw:end-shape="id3" draw:end-glue-point="3" svg:d="M8028 13798l2051 27" svg:viewBox="0 0 2052 28">
          <text:p/>
        </draw:connector>
        <draw:custom-shape draw:style-name="gr5" draw:text-style-name="P1" xml:id="id10" draw:id="id10" draw:layer="layout" svg:width="4.849cm" svg:height="2.54cm" svg:x="3.361cm" svg:y="18.093cm">
          <text:p text:style-name="P1">Crypto.cpp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85cm" svg:y1="18.093cm" svg:x2="4.726cm" svg:y2="15.64cm" draw:start-shape="id10" draw:start-glue-point="0" draw:end-shape="id1" svg:d="M5785 18093v-1227h-1059v-1226" svg:viewBox="0 0 1060 24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06:03:51.454403762</meta:creation-date>
    <dc:date>2017-01-20T06:17:39.420462313</dc:date>
    <meta:editing-duration>PT11M35S</meta:editing-duration>
    <meta:editing-cycles>4</meta:editing-cycles>
    <meta:generator>LibreOffice/5.2.4.2.0$Linux_X86_64 LibreOffice_project/20m0$Build-2</meta:generator>
    <meta:document-statistic meta:object-count="19"/>
  </office:meta>
</office:document-meta>
</file>